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2977"/>
    </style:style>
    <style:style style:name="T3" style:family="text">
      <style:text-properties officeooo:rsid="0021cccc"/>
    </style:style>
    <style:style style:name="T4" style:family="text">
      <style:text-properties officeooo:rsid="0029b92d"/>
    </style:style>
    <style:style style:name="T5" style:family="text">
      <style:text-properties officeooo:rsid="002ac58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>ABDOU ASSANI Fatima</text:p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>ABOUBACAR ALI Farhat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>AHMED-COMBO Wannah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>ALI BACAR Oumi Asm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>ANLI Ayd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>ASSANI Arshad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>BACAR Houza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>BAMOUSSA Abdouraouf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>BOINAIDI Karim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>DARKATINE Nadjaïn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>DJANFAR No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>HAZAM Halfa An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>HOUMADI ALI Faik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>IBRAHIM HOUMADI Ankoub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>JIMMY Mario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>MANSOIBOU Naiss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>MASSIALA Ihlas Alaedd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>MOUHAMADI Rosil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>RAGUISSY Sami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>SAID HOUMADI Rahima</text:p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>SAINDOU Layale</text:p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>SALIM Wirdan</text:p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>SOUDJAY Cathy</text:p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>TREGARO Anaëlle</text:p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>VELONTSOA Lala Chrishina</text:p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>ABDOU ASSANI Fatima</text:p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>ABOUBACAR ALI Farhat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>AHMED-COMBO Wannah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>ALI BACAR Oumi Asm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>ANLI Ayd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>ASSANI Arshad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>BACAR Houza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>BAMOUSSA Abdouraouf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>BOINAIDI Karim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>DARKATINE Nadjaïn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>DJANFAR No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>HAZAM Halfa An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>HOUMADI ALI Faik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>IBRAHIM HOUMADI Ankoub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>JIMMY Mario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>MANSOIBOU Naiss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>MASSIALA Ihlas Alaedd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>MOUHAMADI Rosil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>RAGUISSY Sami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>SAID HOUMADI Rahima</text:p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>SAINDOU Layale</text:p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>SALIM Wirdan</text:p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>SOUDJAY Cathy</text:p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>TREGARO Anaëlle</text:p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>VELONTSOA Lala Chrishina</text:p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2977"/>
    </style:style>
    <style:style style:name="MT3" style:family="text">
      <style:text-properties officeooo:rsid="0021cccc"/>
    </style:style>
    <style:style style:name="MT4" style:family="text">
      <style:text-properties officeooo:rsid="002ac58f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3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1:57.513874823</dc:date>
    <meta:editing-duration>PT58M59S</meta:editing-duration>
    <meta:editing-cycles>31</meta:editing-cycles>
    <meta:generator>LibreOffice/7.3.5.2$Linux_X86_64 LibreOffice_project/30$Build-2</meta:generator>
    <meta:document-statistic meta:table-count="3" meta:image-count="0" meta:object-count="0" meta:page-count="3" meta:paragraph-count="295" meta:word-count="373" meta:character-count="1237" meta:non-whitespace-character-count="1155"/>
  </office:meta>
</office:document-meta>
</file>